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" svg:font-family="Tahom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3c1b40"/>
    </style:style>
    <style:style style:name="P2" style:family="paragraph" style:parent-style-name="Code">
      <style:text-properties style:font-name="Liberation Mono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officeooo:rsid="002f59fd" officeooo:paragraph-rsid="002f59fd"/>
    </style:style>
    <style:style style:name="P5" style:family="paragraph" style:parent-style-name="Text_20_body">
      <style:text-properties officeooo:rsid="0036f7c9" officeooo:paragraph-rsid="0036f7c9"/>
    </style:style>
    <style:style style:name="P6" style:family="paragraph" style:parent-style-name="Text_20_body">
      <style:text-properties officeooo:paragraph-rsid="003a4ddb"/>
    </style:style>
    <style:style style:name="T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bold" officeooo:rsid="001821f2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1a9b4b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2083e2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1c0c44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color="#000000" fo:font-size="14pt" fo:letter-spacing="normal" fo:font-style="normal" officeooo:rsid="001e9777" style:font-size-asian="14pt" style:font-size-complex="14pt"/>
    </style:style>
    <style:style style:name="T10" style:family="text">
      <style:text-properties fo:font-variant="normal" fo:text-transform="none" fo:color="#000000" style:font-name="Liberation Mono" fo:font-size="12pt" fo:letter-spacing="normal" fo:font-style="normal" fo:font-weight="normal" fo:background-color="#eeeeee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Liberation Mono" fo:font-size="12pt" fo:letter-spacing="normal" fo:font-style="normal" fo:font-weight="normal" officeooo:rsid="001e9777" fo:background-color="#eeeeee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Liberation Mono" fo:font-size="12pt" fo:letter-spacing="normal" fo:font-style="normal" fo:font-weight="normal" officeooo:rsid="0018d384" fo:background-color="#eeeeee" loext:char-shading-value="0" style:font-size-asian="12pt" style:font-size-complex="12pt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3a4ddb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328a2a"/>
    </style:style>
    <style:style style:name="T17" style:family="text">
      <style:text-properties style:font-name="Liberation Serif" officeooo:rsid="0033b465"/>
    </style:style>
    <style:style style:name="T18" style:family="text">
      <style:text-properties style:font-name="Liberation Serif" officeooo:rsid="0036f7c9"/>
    </style:style>
    <style:style style:name="T19" style:family="text">
      <style:text-properties style:font-name="Liberation Serif" officeooo:rsid="003a4ddb"/>
    </style:style>
    <style:style style:name="T20" style:family="text">
      <style:text-properties style:font-name="Liberation Sans" fo:font-size="14.1000003814697pt" fo:font-weight="bold" officeooo:rsid="00328a2a" style:font-name-asian="Noto Sans" style:font-size-asian="14.1000003814697pt" style:font-weight-asian="bold" style:font-name-complex="Noto Sans Devanagari" style:font-size-complex="14.1000003814697pt" style:font-weight-complex="bold"/>
    </style:style>
    <style:style style:name="T21" style:family="text">
      <style:text-properties style:font-name="Liberation Sans" fo:font-size="18.2000007629395pt" fo:font-weight="bold" officeooo:rsid="003c1b40" style:font-name-asian="Noto Sans" style:font-size-asian="18.2000007629395pt" style:font-weight-asian="bold" style:font-name-complex="Noto Sans Devanagari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03d1ca8" style:font-name-asian="Noto Sans" style:font-size-asian="18.2000007629395pt" style:font-weight-asian="bold" style:font-name-complex="Noto Sans Devanagari" style:font-size-complex="18.2000007629395pt" style:font-weight-complex="bold"/>
    </style:style>
    <style:style style:name="T23" style:family="text">
      <style:text-properties style:font-name="Liberation Sans" fo:font-size="18.2000007629395pt" fo:font-weight="bold" officeooo:rsid="003fba7a" style:font-name-asian="Noto Sans" style:font-size-asian="18.2000007629395pt" style:font-weight-asian="bold" style:font-name-complex="Noto Sans Devanagari" style:font-size-complex="18.2000007629395pt" style:font-weight-complex="bold"/>
    </style:style>
    <style:style style:name="T24" style:family="text">
      <style:text-properties officeooo:rsid="00355e41"/>
    </style:style>
    <style:style style:name="T25" style:family="text">
      <style:text-properties officeooo:rsid="0036f7c9"/>
    </style:style>
    <style:style style:name="T26" style:family="text">
      <style:text-properties officeooo:rsid="003910c1"/>
    </style:style>
    <style:style style:name="T27" style:family="text">
      <style:text-properties officeooo:rsid="003a4ddb"/>
    </style:style>
    <style:style style:name="T28" style:family="text">
      <style:text-properties officeooo:rsid="003c1b40"/>
    </style:style>
    <style:style style:name="T29" style:family="text">
      <style:text-properties officeooo:rsid="003fba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3">Нахождение ключа</text:span><text:span text:style-name="T29"> сети использующей шифрование WEP с помощью утилиты aircrack-ng</text:span></text:h>
      <text:h text:style-name="Heading_20_3" text:outline-level="3">Шаг 1: <text:span text:style-name="T20">Подготовка</text:span></text:h>
      <text:p text:style-name="Text_20_body">Для начала необходимо определить имя сетевого интерфейса. Следующая команда выведет список доступных интерфейсов.</text:p>
      <text:p text:style-name="Code"><text:span text:style-name="Source_20_Text"><text:span text:style-name="T13">$ ip link</text:span></text:span></text:p>
      <text:p text:style-name="P6"><text:span text:style-name="Source_20_Text"><text:span text:style-name="T19">(Здесь и далее $ в начале строки означает выполнение с правами обычного пользователя, а # выполнение с правами суперпользователя)</text:span></text:span></text:p>
      <text:p text:style-name="Text_20_body"><text:span text:style-name="Source_20_Text"><text:span text:style-name="T15">Далее имя выбранного интерфейса будем обозначать </text:span></text:span><text:span text:style-name="Source_20_Text"><text:span text:style-name="T13">&lt;IFACE&gt;</text:span></text:span><text:span text:style-name="Source_20_Text"><text:span text:style-name="T16">. После этого надо создать пустую директорию и перейти в неё. Все следующие команды </text:span></text:span><text:span text:style-name="Source_20_Text"><text:span text:style-name="T17">надо </text:span></text:span><text:span text:style-name="Source_20_Text"><text:span text:style-name="T16">запускат</text:span></text:span><text:span text:style-name="Source_20_Text"><text:span text:style-name="T17">ь</text:span></text:span><text:span text:style-name="Source_20_Text"><text:span text:style-name="T16"> в ней, туда </text:span></text:span><text:span text:style-name="Source_20_Text"><text:span text:style-name="T17">они будут </text:span></text:span><text:span text:style-name="Source_20_Text"><text:span text:style-name="T16">записыва</text:span></text:span><text:span text:style-name="Source_20_Text"><text:span text:style-name="T17">ть</text:span></text:span><text:span text:style-name="Source_20_Text"><text:span text:style-name="T16"> свои результаты.</text:span></text:span></text:p>
      <text:h text:style-name="Heading_20_3" text:outline-level="3"><text:span text:style-name="T1">Шаг </text:span><text:span text:style-name="T3">2</text:span><text:span text:style-name="T1">: Переключ</text:span><text:span text:style-name="T2">ение</text:span><text:span text:style-name="T1"> беспроводно</text:span><text:span text:style-name="T2">го</text:span><text:span text:style-name="T1"> адаптер</text:span><text:span text:style-name="T2">а</text:span><text:span text:style-name="T1"> в режим мониторинга</text:span></text:h>
      <text:p text:style-name="P4"><text:span text:style-name="T7">Перед запуском прослушки требуется перевести интерфейс в режим монитора.</text:span></text:p>
      <text:p text:style-name="Code"><text:span text:style-name="Source_20_Text"># airmon-ng start &lt;IFACE&gt;</text:span></text:p>
      <text:p text:style-name="Text_20_body">Важно: <text:span text:style-name="T13">airmon-ng</text:span> сменит название интерфейса (в новом названии будет слово <text:span text:style-name="T13">mon</text:span>). Это имя будем обозначать <text:span text:style-name="T13">&lt;MON-IFACE&gt;</text:span>. После завершения взлома можно перевести интерфейс в нормальный режим следующей командой:</text:p>
      <text:p text:style-name="P2"># airmon-ng stop &lt;MON-IFACE&gt;</text:p>
      <text:h text:style-name="Heading_20_3" text:outline-level="3">Шаг 3: Поиск сетей</text:h>
      <text:p text:style-name="Text_20_body"><text:span text:style-name="T5">Теперь </text:span><text:span text:style-name="T6">мо</text:span><text:span text:style-name="T5">жно приступить к перехвату трафика:</text:span></text:p>
      <text:p text:style-name="Code"><text:span text:style-name="Source_20_Text"><text:span text:style-name="T11"># </text:span></text:span><text:span text:style-name="Source_20_Text"><text:span text:style-name="T10">airodump-n</text:span></text:span><text:span text:style-name="Source_20_Text"><text:span text:style-name="T12">g &lt;MON-IFACE&gt;</text:span></text:span></text:p>
      <text:p text:style-name="Text_20_body"><text:span text:style-name="T24">Программа выведет информацию обо всех видимых</text:span> точк<text:span text:style-name="T24">ах</text:span> доступа. Выберем интересующую и запомним её id <text:span text:style-name="T13">&lt;BSSID&gt;</text:span>, и канал <text:span text:style-name="T13">&lt;CH&gt;</text:span>.</text:p>
      <text:h text:style-name="Heading_20_3" text:outline-level="3"><text:span text:style-name="T8">Шаг 4: </text:span><text:span text:style-name="T9">П</text:span><text:span text:style-name="T8">ерехват пакетов определённой </text:span>точки<text:span text:style-name="T8"> доступа</text:span></text:h>
      <text:p text:style-name="Text_20_body">Следующая команда запускает перехват пакетов и записывает их в файл формата pcap под названием crack. Данная команда перехватывает пакеты для взлома ключа.</text:p>
      <text:p text:style-name="Code"><text:span text:style-name="Source_20_Text"># airodump-ng --bssid &lt;BSSID&gt; -c &lt;CH&gt; -w crack &lt;MON-IFACE&gt;</text:span></text:p>
      <text:p text:style-name="Text_20_body"><text:span text:style-name="Source_20_Text"><text:span text:style-name="T15">Запуска перехвата достаточно если в сети есть хотя бы одно активное устройство. Через несколько минут наберётся несколько тысяч пакетов которых хватит для подбора ключа. В противном случае </text:span></text:span><text:span text:style-name="Source_20_Text"><text:span text:style-name="T18">(или если хочется ускорить процесс) </text:span></text:span><text:span text:style-name="Source_20_Text"><text:span text:style-name="T15">необходимо произвести инъекцию ARP трафика.</text:span></text:span></text:p>
      <text:h text:style-name="P3" text:outline-level="3">Шаг 5: Инъекция ARP трафика</text:h>
      <text:p text:style-name="P5">Не завершая перехват пакетов (т. е. в новом окне терминала) последовательно запускаем:</text:p>
      <text:p text:style-name="Code"><text:span text:style-name="Source_20_Text"># aireplay-ng -1 0 -a &lt;BSSID&gt; &lt;MON-IFACE&gt;<text:line-break/># aireplay-ng -3 -b &lt;BSSID&gt; &lt;MON-IFACE&gt;</text:span></text:p>
      <text:p text:style-name="Text_20_body"><text:span text:style-name="T25">Первая команда инициирует соединение с точкой доступа, вторая наводнит её ARP пакетами. На которые точка будет отвечать выдавая новые вектора инициализации</text:span>, необходимые для взлома ключа WEP.</text:p>
      <text:h text:style-name="Heading_20_3" text:outline-level="3"><text:span text:style-name="T1">Шаг 6: </text:span><text:span text:style-name="T4">Вывод пароля</text:span></text:h>
      <text:p text:style-name="Text_20_body">Собрав несколько тысяч векторов инициализации в файле crack, мы сможем приступить к их обработке посредством aircrack-ng <text:span text:style-name="T26">(Как и в пятом шаге не завершаем уже запущенные процессы)</text:span>:</text:p>
      <text:p text:style-name="Code"><text:span text:style-name="Source_20_Text">$ aircrack-ng crack-01.cap</text:span></text:p>
      <text:p text:style-name="Text_20_body">Если векторов оказалось достаточно, aircrack-ng отобразит на экране ключ. Иначе следует завершить процесс (Ctrl+\), подождать и запустить позже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" svg:font-family="Tahom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.499cm" style:auto-text-indent="false" style:page-number="auto" fo:background-color="transparen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Text_20_body" style:next-style-name="Text_20_body" style:auto-update="true" style:default-outline-level="" style:master-page-name="">
      <style:paragraph-properties fo:margin-left="0cm" fo:margin-right="0cm" fo:text-align="start" style:justify-single-word="false" fo:text-indent="0cm" style:auto-text-indent="false" style:page-number="auto">
        <style:tab-stops/>
        <style:drop-cap/>
      </style:paragraph-properties>
      <style:text-properties style:font-name="Liberation Mono" fo:font-family="'Liberation Mono'" style:font-family-generic="modern" style:font-pitch="fixed" fo:background-color="#eeeee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2T09:12:42.081421097</meta:creation-date>
    <dc:date>2019-10-22T17:35:45.037452954</dc:date>
    <meta:editing-duration>PT1H54M18S</meta:editing-duration>
    <meta:editing-cycles>30</meta:editing-cycles>
    <meta:generator>LibreOffice/6.3.0.4$Linux_X86_64 LibreOffice_project/30$Build-4</meta:generator>
    <meta:document-statistic meta:table-count="0" meta:image-count="0" meta:object-count="0" meta:page-count="2" meta:paragraph-count="27" meta:word-count="344" meta:character-count="2436" meta:non-whitespace-character-count="2120"/>
  </office:meta>
</office:document-meta>
</file>